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db5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31bcb1" style:font-weight-asian="bold" style:font-weight-complex="bold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6" style:family="paragraph" style:parent-style-name="Standard">
      <style:paragraph-properties fo:margin-top="0.101cm" fo:margin-bottom="0cm" loext:contextual-spacing="false"/>
      <style:text-properties fo:font-size="18pt" fo:font-weight="bold" officeooo:rsid="0000bb06" officeooo:paragraph-rsid="0000bb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101cm" fo:margin-bottom="0cm" loext:contextual-spacing="false"/>
      <style:text-properties style:text-position="0% 100%" officeooo:rsid="00390abf" officeooo:paragraph-rsid="00397e27"/>
    </style:style>
    <style:style style:name="P8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9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officeooo:rsid="00092736" officeooo:paragraph-rsid="00092736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92736" officeooo:paragraph-rsid="00092736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text-position="0% 100%" officeooo:rsid="00390abf" officeooo:paragraph-rsid="00397e27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397e27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2fced2"/>
    </style:style>
    <style:style style:name="P14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5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6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7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8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4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5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431681" officeooo:paragraph-rsid="00397e27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officeooo:rsid="00137936"/>
    </style:style>
    <style:style style:name="T4" style:family="text">
      <style:text-properties officeooo:rsid="00154386"/>
    </style:style>
    <style:style style:name="T5" style:family="text">
      <style:text-properties officeooo:rsid="00201efb"/>
    </style:style>
    <style:style style:name="T6" style:family="text">
      <style:text-properties officeooo:rsid="002db5c7"/>
    </style:style>
    <style:style style:name="T7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1bcb1" style:font-size-asian="14pt" style:font-size-complex="14pt"/>
    </style:style>
    <style:style style:name="T10" style:family="text">
      <style:text-properties fo:font-size="14pt" officeooo:rsid="002db5c7" style:font-size-asian="14pt" style:font-size-complex="14pt"/>
    </style:style>
    <style:style style:name="T11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2" style:family="text">
      <style:text-properties officeooo:rsid="00332e89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3c5f11"/>
    </style:style>
    <style:style style:name="T15" style:family="text">
      <style:text-properties style:text-position="0% 100%" officeooo:rsid="003e2ce8"/>
    </style:style>
    <style:style style:name="T16" style:family="text">
      <style:text-properties officeooo:rsid="00397e27"/>
    </style:style>
    <style:style style:name="T17" style:family="text">
      <style:text-properties officeooo:rsid="00465a68"/>
    </style:style>
    <style:style style:name="T18" style:family="text">
      <style:text-properties style:use-window-font-color="true" style:text-position="0% 100%" officeooo:rsid="003c5f1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UC12: </text:span>Rimuovi Operatore</text:p>
      <text:p text:style-name="P5"/>
      <text:p text:style-name="P5"/>
      <text:p text:style-name="P2"><text:span text:style-name="T6">Test 1</text:span>:<text:tab/>Rimozione Operatore Elementare</text:p>
      <text:p text:style-name="P3"/>
      <text:p text:style-name="P1">Input:</text:p>
      <text:list xml:id="list7435128800217834313" text:style-name="L1">
        <text:list-item>
          <text:p text:style-name="P14">Apertura di un foglio di lavoro selezionando: File/Nuova Regola</text:p>
        </text:list-item>
        <text:list-item>
          <text:p text:style-name="P16">Inserimento nome regola “rule_n”</text:p>
        </text:list-item>
        <text:list-item>
          <text:p text:style-name="P14">Inserimento Operatore selezionando: Costante/long</text:p>
        </text:list-item>
        <text:list-item>
          <text:p text:style-name="P14">Selezion<text:span text:style-name="T4">e</text:span> con tasto destro sull’operatore inserito al passo precedente</text:p>
        </text:list-item>
        <text:list-item>
          <text:p text:style-name="P14">Selezione opzione ellimina dal context Menu</text:p>
        </text:list-item>
      </text:list>
      <text:p text:style-name="P1">Output atteso:</text:p>
      <text:list xml:id="list5553951363952771960" text:style-name="L2">
        <text:list-header>
          <text:p text:style-name="P18">L’operatore Costante viene rimosso dal foglio di lavoro</text:p>
        </text:list-header>
      </text:list>
      <text:p text:style-name="P3"/>
      <text:p text:style-name="P3"/>
      <text:p text:style-name="P3"/>
      <text:p text:style-name="P3"/>
      <text:p text:style-name="P4"><text:span text:style-name="T10">Test 2</text:span><text:span text:style-name="T8">:<text:tab/>Rimozione Operatore Elementare </text:span><text:span text:style-name="T9">con collegamenti</text:span></text:p>
      <text:p text:style-name="P3"/>
      <text:p text:style-name="P1">Input:</text:p>
      <text:list xml:id="list5092118238869494071" text:style-name="L3">
        <text:list-item>
          <text:p text:style-name="P19">Apertura di un foglio di lavoro selezionando File/Nuova Regola</text:p>
        </text:list-item>
        <text:list-item>
          <text:p text:style-name="P21">Inserimento nome regola “rule_n”</text:p>
        </text:list-item>
        <text:list-item>
          <text:p text:style-name="P19">Inserimento Operatore selezionando Costante/long</text:p>
        </text:list-item>
        <text:list-item>
          <text:p text:style-name="P20">Inserimento Operatore selezionando <text:span text:style-name="T1">Somma</text:span>/long</text:p>
        </text:list-item>
        <text:list-item>
          <text:p text:style-name="P22">Collegamento <text:span text:style-name="T1">della porta di output dell’operatore costante con una porta di input dell’operatore somma</text:span></text:p>
        </text:list-item>
        <text:list-item>
          <text:p text:style-name="P23">Collegamento dell’altra porta di input dell’operatore somma con la porta di output dell’operatore costante</text:p>
        </text:list-item>
        <text:list-item>
          <text:p text:style-name="P19">Selezion<text:span text:style-name="T3">e</text:span> con tasto destro sull’operatore <text:span text:style-name="T2">costante</text:span></text:p>
        </text:list-item>
        <text:list-item>
          <text:p text:style-name="P19">Selezione opzione ellimina dal context Menu</text:p>
        </text:list-item>
      </text:list>
      <text:p text:style-name="P1">Output atteso:</text:p>
      <text:list xml:id="list8546234969393273688" text:style-name="L4">
        <text:list-header>
          <text:p text:style-name="P15">L’operatore <text:span text:style-name="T5">Costante</text:span> viene rimosso dal foglio di lavoro</text:p>
          <text:p text:style-name="P17">Vengono rimossi tutti i link <text:span text:style-name="T17">ad esso collegati</text:span></text:p>
        </text:list-header>
      </text:list>
      <text:p text:style-name="P8"/>
      <text:p text:style-name="P8"/>
      <text:p text:style-name="P9"/>
      <text:p text:style-name="P10"/>
      <text:p text:style-name="P13"><text:span text:style-name="T11">Note</text:span><text:span text:style-name="T7">:</text:span></text:p>
      <text:p text:style-name="P13">Rispetto al UC1<text:span text:style-name="T12">2</text:span> riportato nel SRS sono state effettuate le seguenti modifiche (come già evidenziato nelle note delle fasi precedenti):</text:p>
      <text:list xml:id="list1296266430553879079" text:style-name="L5">
        <text:list-item>
          <text:p text:style-name="P24">Non è presente il punto <text:span text:style-name="T12">2 dello scenario principale</text:span></text:p>
        </text:list-item>
        <text:list-item>
          <text:p text:style-name="P25">Non è presente lo scenario alternativo <text:span text:style-name="T16">1 a</text:span></text:p>
          <text:p text:style-name="P25"/>
        </text:list-item>
      </text:list>
      <text:p text:style-name="P12">Si sono individuate 2 partizioni diverse di possibili output: elliminazione di operatore con link connessi, e senza link connessi. Rispettando il concetto di equivalence partitioning ho approfondito il testing effettuando un test per ogni suddetta categoria</text:p>
      <text:p text:style-name="P7"><text:tab/></text:p>
      <text:p text:style-name="P11">La Rimozione di un operatore di IO è trattata nell’apposita sezione</text:p>
      <text:p text:style-name="P7"/>
      <text:p text:style-name="P26"><text:span text:style-name="T13">Nel Test 2 si è voluto testare i collegamenti sia effettuati come output → input, sia effettuati come input → 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08T15:06:49.544334637</dc:date>
    <meta:editing-duration>PT1H34M8S</meta:editing-duration>
    <meta:editing-cycles>66</meta:editing-cycles>
    <meta:document-statistic meta:table-count="0" meta:image-count="0" meta:object-count="0" meta:page-count="2" meta:paragraph-count="32" meta:word-count="262" meta:character-count="1762" meta:non-whitespace-character-count="1547"/>
  </office:meta>
</office:document-meta>
</file>